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_32__20_Dots_20_1_20_Dash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" style:family="text">
      <style:text-properties style:text-position="sub 58%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5cm" svg:y1="6cm" svg:x2="5cm" svg:y2="8.5cm">
          <text:p text:style-name="P2"/>
        </draw:line>
        <draw:line draw:style-name="gr1" draw:text-style-name="P1" draw:layer="layout" svg:x1="5cm" svg:y1="9cm" svg:x2="5cm" svg:y2="10.5cm">
          <text:p text:style-name="P2"/>
        </draw:line>
        <draw:line draw:style-name="gr1" draw:text-style-name="P1" draw:layer="layout" svg:x1="5cm" svg:y1="11cm" svg:x2="5cm" svg:y2="13cm">
          <text:p text:style-name="P2"/>
        </draw:line>
        <draw:line draw:style-name="gr1" draw:text-style-name="P1" draw:layer="layout" svg:x1="17cm" svg:y1="6cm" svg:x2="17cm" svg:y2="13cm">
          <text:p text:style-name="P2"/>
        </draw:line>
        <draw:line draw:style-name="gr2" draw:text-style-name="P1" draw:layer="layout" svg:x1="5cm" svg:y1="10.8cm" svg:x2="17cm" svg:y2="6.8cm">
          <text:p text:style-name="P2"/>
        </draw:line>
        <draw:line draw:style-name="gr2" draw:text-style-name="P1" draw:layer="layout" svg:x1="5cm" svg:y1="8.8cm" svg:x2="17cm" svg:y2="6.8cm">
          <text:p text:style-name="P2"/>
        </draw:line>
        <draw:line draw:style-name="gr3" draw:text-style-name="P1" draw:layer="layout" svg:x1="5cm" svg:y1="9.7cm" svg:x2="17cm" svg:y2="9.7cm">
          <text:p text:style-name="P2"/>
        </draw:line>
        <draw:custom-shape draw:style-name="gr4" draw:text-style-name="P1" draw:layer="layout" svg:width="0.5cm" svg:height="2.8cm" svg:x="17.8cm" svg:y="6.9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cm" svg:height="2cm" svg:x="4.2cm" svg:y="8.8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1cm" svg:height="12cm" draw:transform="rotate (-1.57079632679579) translate (17cm 13.2cm)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5.772cm" svg:y1="10.5cm" svg:x2="5cm" svg:y2="8.8cm">
          <text:p text:style-name="P2"/>
        </draw:line>
        <draw:custom-shape draw:style-name="gr4" draw:text-style-name="P1" draw:layer="layout" svg:width="0.358cm" svg:height="0.888cm" draw:transform="rotate (-1.23621670918854) translate (5.939cm 10.737cm)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6" draw:text-style-name="P1" draw:layer="layout" svg:width="0.221cm" svg:height="1.199cm" svg:x="10.278cm" svg:y="8.5cm" svg:viewBox="0 0 222 1200" svg:d="m0 0c500 600 0 1200 0 1200">
          <text:p text:style-name="P2"/>
        </draw:path>
        <draw:frame draw:style-name="gr7" draw:text-style-name="P2" draw:layer="layout" svg:width="1.129cm" svg:height="1.19cm" svg:x="9.383cm" svg:y="8.4cm">
          <draw:text-box>
            <text:p text:style-name="P2"><text:span text:style-name="T1">α</text:span><text:span text:style-name="T2">k</text:span></text:p>
          </draw:text-box>
        </draw:frame>
        <draw:frame draw:style-name="gr7" draw:text-style-name="P2" draw:layer="layout" svg:width="0.904cm" svg:height="0.988cm" svg:x="3.49cm" svg:y="9.3cm">
          <draw:text-box>
            <text:p text:style-name="P2">g</text:p>
          </draw:text-box>
        </draw:frame>
        <draw:frame draw:style-name="gr7" draw:text-style-name="P2" draw:layer="layout" svg:width="0.887cm" svg:height="0.988cm" svg:x="5.313cm" svg:y="11.1cm">
          <draw:text-box>
            <text:p text:style-name="P2"><text:span text:style-name="T1">δ</text:span></text:p>
          </draw:text-box>
        </draw:frame>
        <draw:frame draw:style-name="gr7" draw:text-style-name="P2" draw:layer="layout" svg:width="1.116cm" svg:height="1.19cm" svg:x="18.117cm" svg:y="7.742cm">
          <draw:text-box>
            <text:p text:style-name="P2">d<text:span text:style-name="T3">k</text:span></text:p>
          </draw:text-box>
        </draw:frame>
        <draw:frame draw:style-name="gr7" draw:text-style-name="P2" draw:layer="layout" svg:width="1.048cm" svg:height="0.988cm" svg:x="16.925cm" svg:y="9.17cm">
          <draw:text-box>
            <text:p text:style-name="P2">M</text:p>
          </draw:text-box>
        </draw:frame>
        <draw:frame draw:style-name="gr7" draw:text-style-name="P2" draw:layer="layout" svg:width="0.938cm" svg:height="0.988cm" svg:x="16.9cm" svg:y="6.3cm">
          <draw:text-box>
            <text:p text:style-name="P2">Z</text:p>
          </draw:text-box>
        </draw:frame>
        <draw:frame draw:style-name="gr7" draw:text-style-name="P2" draw:layer="layout" svg:width="0.891cm" svg:height="0.988cm" svg:x="10.6cm" svg:y="14.1cm">
          <draw:text-box>
            <text:p text:style-name="P2">a</text:p>
          </draw:text-box>
        </draw:frame>
        <draw:frame draw:style-name="gr8" draw:layer="layout" svg:width="4.304cm" svg:height="0.988cm" svg:x="5.196cm" svg:y="6cm">
          <draw:text-box>
            <text:p text:style-name="P2">Doppelspalt</text:p>
          </draw:text-box>
        </draw:frame>
        <draw:frame draw:style-name="gr8" draw:layer="layout" svg:width="3.821cm" svg:height="0.988cm" svg:x="13cm" svg:y="12cm">
          <draw:text-box>
            <text:p text:style-name="P2">Bildschirm</text:p>
          </draw:text-box>
        </draw:frame>
        <draw:frame draw:style-name="gr7" draw:text-style-name="P2" draw:layer="layout" svg:width="1.129cm" svg:height="1.19cm" svg:x="4.801cm" svg:y="9.512cm">
          <draw:text-box>
            <text:p text:style-name="P2"><text:span text:style-name="T1">α</text:span><text:span text:style-name="T2">k</text:span></text:p>
          </draw:text-box>
        </draw:frame>
        <draw:line draw:style-name="gr3" draw:text-style-name="P1" draw:layer="layout" svg:x1="5cm" svg:y1="9.8cm" svg:x2="17cm" svg:y2="6.8cm">
          <text:p text:style-name="P2"/>
        </draw:line>
        <draw:line draw:style-name="gr9" draw:text-style-name="P1" draw:layer="layout" svg:x1="5cm" svg:y1="10.8cm" svg:x2="5.866cm" svg:y2="10.53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13T17:17:38</meta:creation-date>
    <dc:date>2007-10-13T18:47:16</dc:date>
    <dc:language>de-DE</dc:language>
    <meta:editing-cycles>4</meta:editing-cycles>
    <meta:editing-duration>PT1H29M4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